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defa" officeooo:paragraph-rsid="0009defa"/>
    </style:style>
    <style:style style:name="P2" style:family="paragraph" style:parent-style-name="Standard">
      <style:text-properties officeooo:rsid="0010403b" officeooo:paragraph-rsid="0010403b"/>
    </style:style>
    <style:style style:name="P3" style:family="paragraph" style:parent-style-name="Standard">
      <style:text-properties officeooo:rsid="0013a1db" officeooo:paragraph-rsid="0013a1db"/>
    </style:style>
    <style:style style:name="P4" style:family="paragraph" style:parent-style-name="Standard" style:list-style-name="L1">
      <style:text-properties officeooo:rsid="0009defa" officeooo:paragraph-rsid="0009defa"/>
    </style:style>
    <style:style style:name="P5" style:family="paragraph" style:parent-style-name="Standard" style:list-style-name="L2">
      <style:text-properties officeooo:rsid="0009defa" officeooo:paragraph-rsid="0009defa"/>
    </style:style>
    <style:style style:name="P6" style:family="paragraph" style:parent-style-name="Standard" style:list-style-name="L2">
      <style:text-properties officeooo:rsid="000b7c41" officeooo:paragraph-rsid="000b7c41"/>
    </style:style>
    <style:style style:name="P7" style:family="paragraph" style:parent-style-name="Standard" style:list-style-name="L2">
      <style:text-properties officeooo:rsid="000bbb32" officeooo:paragraph-rsid="000bbb32"/>
    </style:style>
    <style:style style:name="P8" style:family="paragraph" style:parent-style-name="Standard" style:list-style-name="L2">
      <style:text-properties officeooo:rsid="000e64c3" officeooo:paragraph-rsid="000e64c3"/>
    </style:style>
    <style:style style:name="P9" style:family="paragraph" style:parent-style-name="Standard" style:list-style-name="L2">
      <style:text-properties officeooo:rsid="0010403b" officeooo:paragraph-rsid="0010403b"/>
    </style:style>
    <style:style style:name="P10" style:family="paragraph" style:parent-style-name="Standard" style:list-style-name="L3">
      <style:text-properties officeooo:rsid="0013a1db" officeooo:paragraph-rsid="0013a1db"/>
    </style:style>
    <style:style style:name="P11" style:family="paragraph" style:parent-style-name="Standard" style:list-style-name="L3">
      <style:text-properties officeooo:rsid="0015825b" officeooo:paragraph-rsid="0015825b"/>
    </style:style>
    <style:style style:name="P12" style:family="paragraph" style:parent-style-name="Standard">
      <style:text-properties officeooo:rsid="00171f5f" officeooo:paragraph-rsid="00171f5f"/>
    </style:style>
    <style:style style:name="P13" style:family="paragraph" style:parent-style-name="Standard" style:list-style-name="L5">
      <style:text-properties officeooo:rsid="00171f5f" officeooo:paragraph-rsid="00171f5f"/>
    </style:style>
    <style:style style:name="P14" style:family="paragraph" style:parent-style-name="Standard" style:list-style-name="L5">
      <style:text-properties fo:font-style="italic" officeooo:rsid="00171f5f" officeooo:paragraph-rsid="00171f5f" style:font-style-asian="italic" style:font-style-complex="italic"/>
    </style:style>
    <style:style style:name="T1" style:family="text">
      <style:text-properties officeooo:rsid="000b4750"/>
    </style:style>
    <style:style style:name="T2" style:family="text">
      <style:text-properties officeooo:rsid="000b7c41"/>
    </style:style>
    <style:style style:name="T3" style:family="text">
      <style:text-properties officeooo:rsid="000bbb32"/>
    </style:style>
    <style:style style:name="T4" style:family="text">
      <style:text-properties officeooo:rsid="00171f5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1f5f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reating a Skill for HEXA (Linux):</text:p>
      <text:p text:style-name="P1"/>
      <text:list xml:id="list2287620691848721840" text:style-name="L1">
        <text:list-item>
          <text:p text:style-name="P4">Sort out the Vincross login and permissions for the HEXA.</text:p>
        </text:list-item>
        <text:list-item>
          <text:p text:style-name="P4">Get the HEXA connected to the same AP as your PC and fire her up.</text:p>
        </text:list-item>
        <text:list-item>
          <text:p text:style-name="P4">Follow instructions → <text:a xlink:type="simple" xlink:href="https://developer.vincross.com/developer/introduction/getting-started/macos-&amp;-linux">https://developer.vincross.com/developer/introduction/getting-started/macos-&amp;-linux</text:a>. Instructions for windows are also available.</text:p>
        </text:list-item>
        <text:list-item>
          <text:p text:style-name="P4">Recommended look at the example skills: <text:a xlink:type="simple" xlink:href="https://github.com/vincross/mindsdk/tree/master/examples">https://github.com/vincross/mindsdk/tree/master/examples</text:a> </text:p>
        </text:list-item>
      </text:list>
      <text:p text:style-name="P1"/>
      <text:p text:style-name="P1"><text:span text:style-name="T3">Skill Info</text:span>:</text:p>
      <text:p text:style-name="P1"/>
      <text:list xml:id="list5210047850938182686" text:style-name="L2">
        <text:list-item>
          <text:p text:style-name="P5">Follow the setup instructions:</text:p>
          <text:list>
            <text:list-item>
              <text:p text:style-name="P5">mind init <text:span text:style-name="T2">S</text:span>killName</text:p>
            </text:list-item>
            <text:list-item>
              <text:p text:style-name="P5">cd <text:span text:style-name="T2">S</text:span>killName/</text:p>
            </text:list-item>
          </text:list>
        </text:list-item>
        <text:list-item>
          <text:p text:style-name="P5">In your choice of text editor, find the Go file.</text:p>
          <text:list>
            <text:list-item>
              <text:p text:style-name="P5">Cd robot/src/skillname.go</text:p>
            </text:list-item>
          </text:list>
        </text:list-item>
        <text:list-item>
          <text:p text:style-name="P5">Inside the skill there will be different functions that run at different <text:span text:style-name="T1">points in the HEXA skill startup. e.g. “onstart” runs when the skill has finished downloading and compiling on the robot.</text:span></text:p>
        </text:list-item>
        <text:list-item>
          <text:p text:style-name="P6">The skills are programmed using Golang. The links below provide some help getting started with the language.</text:p>
        </text:list-item>
        <text:list-item>
          <text:p text:style-name="P6">If you require very simple remote interaction with the HEXA, go to the following directory and edit the html file.</text:p>
          <text:list>
            <text:list-item>
              <text:p text:style-name="P6">$ SkillName/remote/ </text:p>
            </text:list-item>
            <text:list-item>
              <text:p text:style-name="P6">The Go function “<text:span text:style-name="T3">OnRecvString</text:span>” <text:span text:style-name="T3">is used to handle incoming data from a remote client.</text:span></text:p>
            </text:list-item>
          </text:list>
        </text:list-item>
        <text:list-item>
          <text:p text:style-name="P7">Any depedancies required should be placed in the following directory</text:p>
          <text:list>
            <text:list-item>
              <text:p text:style-name="P7">$ SkillName/robot/deps/include</text:p>
            </text:list-item>
            <text:list-item>
              <text:p text:style-name="P8">E.g., the ROS dependancies such as the “std_msgs.h” folder</text:p>
            </text:list-item>
            <text:list-item>
              <text:p text:style-name="P8">The ros_lib files can be generated using <text:line-break/><text:span text:style-name="T5">rosrun rosserial_embeddedlinux mak</text:span><text:span text:style-name="T6">e</text:span><text:span text:style-name="T5">_libraries.py .</text:span><text:line-break/>in the above directory</text:p>
            </text:list-item>
          </text:list>
        </text:list-item>
        <text:list-item>
          <text:p text:style-name="P9">On creation of the skill, run <text:span text:style-name="T5">mind builld &amp;&amp; mind pack </text:span>in the skill directory.</text:p>
        </text:list-item>
        <text:list-item>
          <text:p text:style-name="P9">Nothing should happen if the skill has been compiled properly. Any text shown is likely to be an error.</text:p>
        </text:list-item>
        <text:list-item>
          <text:p text:style-name="P9">Run “mind scan” to find the HEXA on your network and then <text:span text:style-name="T5">mind run NameOfHEXA</text:span></text:p>
          <text:list>
            <text:list-item>
              <text:p text:style-name="P9">This should upload the skill to the HEXA and run the commands written in the “onstart” function.</text:p>
            </text:list-item>
          </text:list>
        </text:list-item>
      </text:list>
      <text:p text:style-name="P2"/>
      <text:p text:style-name="P3">Servo info:</text:p>
      <text:list xml:id="list8180172187386298449" text:style-name="L3">
        <text:list-item>
          <text:p text:style-name="P10">position data from potentiometer</text:p>
        </text:list-item>
        <text:list-item>
          <text:p text:style-name="P10">3.3v logic</text:p>
        </text:list-item>
        <text:list-item>
          <text:p text:style-name="P10">3 pads along the side of the IC are potentiometer pins</text:p>
        </text:list-item>
        <text:list-item>
          <text:p text:style-name="P10">Bottom pad (closest to gunk and wires) is the GND</text:p>
        </text:list-item>
        <text:list-item>
          <text:p text:style-name="P10">Middle pad is variable voltage output</text:p>
        </text:list-item>
        <text:list-item>
          <text:p text:style-name="P10">Top pad is 3.3V</text:p>
        </text:list-item>
        <text:list-item>
          <text:p text:style-name="P11">Green wire is 3.3V, yellow is potentiometer pin.</text:p>
        </text:list-item>
        <text:list-item>
          <text:p text:style-name="P11">Knotted wire is the shoulder servo, black tipped wire is the elbow, other wire is the wrist</text:p>
        </text:list-item>
      </text:list>
      <text:p text:style-name="P12"/>
      <text:p text:style-name="P12">Requirements for ROS:</text:p>
      <text:list xml:id="list9041311826811169197" text:style-name="L5">
        <text:list-item>
          <text:p text:style-name="P13">Install Rosserial_embedded linux on the ROS Master.</text:p>
        </text:list-item>
        <text:list-item>
          <text:p text:style-name="P13"><text:soft-page-break/>Follow the tutorial exactly as described: <text:a xlink:type="simple" xlink:href="http://wiki.ros.org/rosserial_embeddedlinux/Tutorials">http://wiki.ros.org/rosserial_embeddedlinux/Tutorials</text:a> </text:p>
        </text:list-item>
        <text:list-item>
          <text:p text:style-name="P13">For the ROS node on the HEXA to communicate with the ROS Master, the following command must be run:</text:p>
        </text:list-item>
        <text:list-item>
          <text:p text:style-name="P14">rosrun rosserial_python serial_node.py tcp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7:56:11.553443900</meta:creation-date>
    <dc:date>2017-09-13T00:06:53.969103399</dc:date>
    <meta:editing-duration>PT24M56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38" meta:word-count="396" meta:character-count="2404" meta:non-whitespace-character-count="2075"/>
  </office:meta>
</office:document-meta>
</file>